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officeooo:paragraph-rsid="001c6e41"/>
    </style:style>
    <style:style style:name="P2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/>
      <style:text-properties officeooo:paragraph-rsid="001c6e41"/>
    </style:style>
    <style:style style:name="P3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/>
      <style:text-properties officeooo:paragraph-rsid="001c6e41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officeooo:paragraph-rsid="001c6e4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officeooo:paragraph-rsid="001c6e4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fo:line-height="115%" fo:text-align="justify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officeooo:paragraph-rsid="001c6e4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/>
      <style:text-properties fo:color="#000000" style:text-line-through-style="none" style:font-name="Arial" fo:font-size="15pt" fo:font-style="normal" style:text-underline-style="none" fo:font-weight="normal" officeooo:paragraph-rsid="001c6e41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page"/>
      <style:text-properties officeooo:paragraph-rsid="001c6e41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officeooo:paragraph-rsid="001dd9d3"/>
    </style:style>
    <style:style style:name="P11" style:family="paragraph" style:parent-style-name="Heading_20_1">
      <style:paragraph-properties fo:text-align="center" style:justify-single-word="false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1dd9d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5pt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4" style:family="text">
      <style:text-properties fo:color="#000000" style:text-line-through-style="none" style:font-name="Arial" fo:font-size="15pt" fo:font-style="normal" style:text-underline-style="none" fo:font-weight="normal" officeooo:rsid="001c6e41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5" style:family="text">
      <style:text-properties fo:color="#000000" style:text-line-through-style="none" style:font-name="Arial" fo:font-size="15pt" fo:font-style="normal" style:text-underline-style="none" fo:font-weight="normal" officeooo:rsid="001c6e41" style:font-name-asian="Arial" style:font-size-asian="13.1000003814697pt" style:font-style-asian="normal" style:font-weight-asian="normal" style:font-name-complex="Arial" style:font-size-complex="15pt" style:font-style-complex="normal" style:font-weight-complex="normal"/>
    </style:style>
    <style:style style:name="T6" style:family="text">
      <style:text-properties fo:color="#000000" style:text-line-through-style="none" style:font-name="Arial" fo:font-size="10pt" fo:font-style="normal" style:text-underline-style="none" fo:font-weight="normal" officeooo:rsid="001c6e41" style:font-name-asian="Arial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color="#000000" style:text-line-through-style="none" style:font-name="Arial" fo:font-size="10pt" fo:font-style="normal" style:text-underline-style="none" fo:font-weight="normal" officeooo:rsid="001dd9d3" style:font-name-asian="Arial" style:font-size-asian="8.75pt" style:font-style-asian="normal" style:font-weight-asian="normal" style:font-name-complex="Arial" style:font-size-complex="10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Default_20_Paragraph_20_Font"><text:span text:style-name="T4">Introdução</text:span></text:span></text:h>
      <text:p text:style-name="P9"><text:span text:style-name="Default_20_Paragraph_20_Font"><text:span text:style-name="T4"/></text:span></text:p>
      <text:p text:style-name="P3"><text:span text:style-name="Default_20_Paragraph_20_Font"><text:span text:style-name="T1">Neste projecto temos como objectivo principal desenvolver uma plataforma WEB destinada à integração de variados serviços de informação e direccionada a dispositivos móveis. Uma das mais importantes directivas deste trabalho é o carácter extensível e modular desta plataforma, ou seja, queremos que esta aplicação funcione não apenas como uma listagem de vários serviços mas que sirva como o seu integrador, reconhecendo as respostas de cada um como dados relevantes e importantes para outro. Quer-se uma interacção contínua em que o utlizador se sinta sempre amparado e contextualizado com a informação que lhe é apresentada. </text:span></text:span></text:p>
      <text:p text:style-name="P6"/>
      <text:p text:style-name="P3"><text:span text:style-name="Default_20_Paragraph_20_Font"><text:span text:style-name="T1">Outro apanágio deste projecto será a sua interface: esta quer-se regular de maneira a oferecer um ambiente de interacção consistente ao utilizador e a criar os laços de familiaridade que providenciarão um uso recorrente da aplicação, e isto, independentemente do número ou género de serviços oferecidos. Esta interface será destinada primordialmente, como já foi referido, a dispositivos móveis, mais especificamente os browsers web de plataformas móveis (com mais incidência no iphone, ipod touch, ipad e Android). Apesar deste paradigma sobre dispositivos móveis pretende-se também que a arquitectura suporte a navegação através de browsers mais convencionais (de PC’s desktop).</text:span></text:span></text:p>
      <text:p text:style-name="P6"/>
      <text:p text:style-name="P3"><text:span text:style-name="Default_20_Paragraph_20_Font"><text:span text:style-name="T1">Visto que esta aplicação será web e sem acesso ás API’s nativas das máquinas um dos desafios aparentes à realização desta tarefa será de tirar partido das caracteristicas típicas aos dispositivos móveis modernos tais como as capacidades de Geo-localização, a existência de vários modos de visualização (Portrait e Landscape) e a navegação através do toque.</text:span></text:span></text:p>
      <text:p text:style-name="P6"/>
      <text:p text:style-name="P3"><text:span text:style-name="Default_20_Paragraph_20_Font"><text:span text:style-name="T1">Pretende-se que a interacção da aplicação com o utilizador seja o mais simples e intuitiva possível. Para além de um índice de serviços e de um espaço para perguntas textuais livres existirão poucas acções possíveis, mas esta simplicidade esconde a complexidade da arquitectura que as suporta. Irá ser permitido algum nível de personalização e configuração da aplicação, mas não se quer uma descaracterização da experiência de utilização. Foi-nos também proposta uma dicotomia entre a interacção directa do utilizador com os serviços ou a intervenção constante da aplicação como intemerdiaria das pesquisas. A nossa escolha recaiu na segunda opção. Por outras palavras a aplicação é rainha e senhora durante a sequência de interacções, recebe e trata as pesquisas, comunica com os serviços e entende as suas respostas, mostrando-as da melhor forma possível ao utilizador. </text:span></text:span></text:p>
      <text:p text:style-name="P6"/>
      <text:p text:style-name="P3"><text:span text:style-name="Default_20_Paragraph_20_Font"><text:span text:style-name="T1">Outro aspecto da funcionalidade é o rating dos vários serviços, em que cada utilizador poderá classificar individualmente cada serviço e assim moldar a sua experiência de acordo com os resultados que pretende. Este facto, quando em justa posição com um histórico de utilização que guardará as interrogações e respectivos resultados, permite uma experiência única e formatada aos gostos e necessidades individuais de cada utilizador mas mantendo a natureza uniforme e caracteristica da aplicação.</text:span></text:span></text:p>
      <text:p text:style-name="P6"/>
      <text:p text:style-name="P3"><text:span text:style-name="Default_20_Paragraph_20_Font"><text:span text:style-name="T1">A disponibilização organizada de informação será o mote do nosso processo de desenvolvimento e mais especificamente informação sobre a nossa própria faculdade. Tendo sempre em mente a vida na nossa FCT, o critério de valor de cada serviço integrado será o a sua contribuição e relevância aos recursos informativos disponiveis para a base de utilizadores ( neste caso, prováveis estudantes, docentes, ou visitantes da faculdade). Como tal, os serviços que optamos por implementar são um serviço sobre pessoas, <text:s/>um serviço de Geo-localização, um serviço sobre </text:span></text:span><text:soft-page-break/><text:span text:style-name="Default_20_Paragraph_20_Font"><text:span text:style-name="T1">departamentos, um serviço sobre informação processual, um serviço de transportes e um serviço de pesquisa de obras na biblioteca. Esperamos, eventualmente, se os recursos humanos se revelarem suficientes, integrar outros serviços que possam vir a ser úteis, como um serviço sobre eventos.</text:span></text:span></text:p>
      <text:p text:style-name="P6"/>
      <text:p text:style-name="P3"><text:span text:style-name="Default_20_Paragraph_20_Font"><text:span text:style-name="T1"><text:s/>Em termos de estruturação de dados, definimos as seguintes Entidades Base:</text:span></text:span></text:p>
      <text:p text:style-name="P3"><text:span text:style-name="Default_20_Paragraph_20_Font"><text:span text:style-name="T1">Pessoa, Espaço, Horário, Unidade Organizativa, Informação Processual, Transporte, Contacto, Obra. Algumas destas entidades terão sub-tipos, que apresentaremos formalmente na especificação do formato de dados.</text:span></text:span></text:p>
      <text:p text:style-name="P6"/>
      <text:p text:style-name="P3"><text:span text:style-name="Default_20_Paragraph_20_Font"><text:span text:style-name="T1">Em termos arquitecturais, esperamos que o Concierge seja sempre o intermediário entre o utilizador e os serviços, não havendo interacção directa entre estes dois últimos. </text:span></text:span></text:p>
      <text:p text:style-name="P6"/>
      <text:p text:style-name="P5"/>
      <text:p text:style-name="P2"><text:span text:style-name="Default_20_Paragraph_20_Font"><text:span text:style-name="T3">Convenções</text:span></text:span></text:p>
      <text:p text:style-name="P7"/>
      <text:p text:style-name="P1"><text:span text:style-name="Default_20_Paragraph_20_Font"><text:span text:style-name="T1">Subsistemas:</text:span></text:span></text:p>
      <text:p text:style-name="P1"><text:span text:style-name="Default_20_Paragraph_20_Font"><text:span text:style-name="T1">CLI - Cliente (Browser)</text:span></text:span></text:p>
      <text:p text:style-name="P1"><text:span text:style-name="Default_20_Paragraph_20_Font"><text:span text:style-name="T1">CON - Consierge (Servidor H</text:span></text:span><text:span text:style-name="Default_20_Paragraph_20_Font"><text:span text:style-name="T2">TTP</text:span></text:span><text:span text:style-name="Default_20_Paragraph_20_Font"><text:span text:style-name="T1">)</text:span></text:span></text:p>
      <text:p text:style-name="P1"><text:span text:style-name="Default_20_Paragraph_20_Font"><text:span text:style-name="T1">GEO - Geolocalização (Serviço)</text:span></text:span></text:p>
      <text:p text:style-name="P1"><text:span text:style-name="Default_20_Paragraph_20_Font"><text:span text:style-name="T1">PES - Pessoas (Serviço)</text:span></text:span></text:p>
      <text:p text:style-name="P1"><text:span text:style-name="Default_20_Paragraph_20_Font"><text:span text:style-name="T1">ORG - Unidades Organizativas (Serviço)</text:span></text:span></text:p>
      <text:p text:style-name="P1"><text:span text:style-name="Default_20_Paragraph_20_Font"><text:span text:style-name="T1">IP - Informaçoes Procesuais (Serviço)</text:span></text:span></text:p>
      <text:p text:style-name="P1"><text:span text:style-name="Default_20_Paragraph_20_Font"><text:span text:style-name="T1">BUS - Transportes (Serviço)</text:span></text:span></text:p>
      <text:p text:style-name="P1"><text:span text:style-name="Default_20_Paragraph_20_Font"><text:span text:style-name="T1">BIB - Biblioteca (Serviço)</text:span></text:span></text:p>
      <text:p text:style-name="P4"/>
      <text:p text:style-name="P1"><text:span text:style-name="Default_20_Paragraph_20_Font"><text:span text:style-name="T1">Tipos de requisito:</text:span></text:span></text:p>
      <text:p text:style-name="P1"><text:span text:style-name="Default_20_Paragraph_20_Font"><text:span text:style-name="T1">FUN - Funcional</text:span></text:span></text:p>
      <text:p text:style-name="P1"><text:span text:style-name="Default_20_Paragraph_20_Font"><text:span text:style-name="T1">INT - Interface</text:span></text:span></text:p>
      <text:p text:style-name="P1"><text:span text:style-name="Default_20_Paragraph_20_Font"><text:span text:style-name="T1">ARQ - Arquitectura</text:span></text:span></text:p>
      <text:p text:style-name="P1"><text:span text:style-name="Default_20_Paragraph_20_Font"><text:span text:style-name="T1">INF - Informação</text:span></text:span></text:p>
      <text:p text:style-name="P1"><text:span text:style-name="Default_20_Paragraph_20_Font"><text:span text:style-name="T1">SEG - Segurança</text:span></text:span></text:p>
      <text:p text:style-name="P1"><text:span text:style-name="Default_20_Paragraph_20_Font"><text:span text:style-name="T1">TEC - Tecnologia</text:span></text:span></text:p>
      <text:p text:style-name="P4"/>
      <text:p text:style-name="P1"><text:span text:style-name="Default_20_Paragraph_20_Font"><text:span text:style-name="T1">Dados:</text:span></text:span></text:p>
      <text:p text:style-name="P1"><text:span text:style-name="Default_20_Paragraph_20_Font"><text:span text:style-name="T1">EB - Entidade Base</text:span></text:span></text:p>
      <text:p text:style-name="P1"><text:span text:style-name="Default_20_Paragraph_20_Font"><text:span text:style-name="T1">SE – Subentidade</text:span></text:span></text:p>
      <text:p text:style-name="P8"><text:span text:style-name="Default_20_Paragraph_20_Font"><text:span text:style-name="T5">Requisitos</text:span></text:span></text:p>
      <text:p text:style-name="P2"><text:span text:style-name="Default_20_Paragraph_20_Font"><text:span text:style-name="T5"/></text:span></text:p>
      <text:p text:style-name="P10"><text:span text:style-name="Default_20_Paragraph_20_Font"><text:span text:style-name="T7">CLI-FUN- 001<text:tab/>Funciona em diversos browsers e plataformas</text:span></text:span></text:p>
      <text:p text:style-name="P10"><text:span text:style-name="Default_20_Paragraph_20_Font"><text:span text:style-name="T7">CLI-FUN- 001-01<text:tab/>Funciona em Firefox</text:span></text:span></text:p>
      <text:p text:style-name="P10"><text:span text:style-name="Default_20_Paragraph_20_Font"><text:span text:style-name="T7">CLI-FUN- 001-02<text:tab/>Funciona em Chrome</text:span></text:span></text:p>
      <text:p text:style-name="P10"><text:span text:style-name="Default_20_Paragraph_20_Font"><text:span text:style-name="T7">CLI-FUN- 001-03<text:tab/>Funciona em Safari</text:span></text:span></text:p>
      <text:p text:style-name="P10"><text:span text:style-name="Default_20_Paragraph_20_Font"><text:span text:style-name="T7">CLI-FUN- 001-04<text:tab/>Funciona em IE</text:span></text:span></text:p>
      <text:p text:style-name="P10"><text:span text:style-name="Default_20_Paragraph_20_Font"><text:span text:style-name="T7">CLI-FUN- 001-05<text:tab/>Funciona em iPhone</text:span></text:span></text:p>
      <text:p text:style-name="P10"><text:span text:style-name="Default_20_Paragraph_20_Font"><text:span text:style-name="T7">CLI-FUN- 001-06<text:tab/>Funciona em iPad</text:span></text:span></text:p>
      <text:p text:style-name="P10"><text:span text:style-name="Default_20_Paragraph_20_Font"><text:span text:style-name="T7">CLI-FUN- 001-07<text:tab/>Funciona em Android</text:span></text:span></text:p>
      <text:p text:style-name="P10"><text:span text:style-name="Default_20_Paragraph_20_Font"><text:span text:style-name="T7">CLI-INT- 002<text:tab/>Exibe look nativo em diversas plataformas</text:span></text:span></text:p>
      <text:p text:style-name="P10"><text:span text:style-name="Default_20_Paragraph_20_Font"><text:span text:style-name="T7">CLI-INT- 002-01<text:tab/>Look nativo para iPad</text:span></text:span></text:p>
      <text:p text:style-name="P10"><text:span text:style-name="Default_20_Paragraph_20_Font"><text:span text:style-name="T7">CLI-INT- 002-02<text:tab/>Look nativo para iPhone</text:span></text:span></text:p>
      <text:p text:style-name="P10"><text:span text:style-name="Default_20_Paragraph_20_Font"><text:span text:style-name="T7">CLI-INT- 002-03<text:tab/>Look nativo para Android</text:span></text:span></text:p>
      <text:p text:style-name="P10"><text:span text:style-name="Default_20_Paragraph_20_Font"><text:span text:style-name="T7">CLI-INT- 002<text:tab/>Permite a visualização de todas as páginas em modo Portrait</text:span></text:span></text:p>
      <text:p text:style-name="P10"><text:span text:style-name="Default_20_Paragraph_20_Font"><text:span text:style-name="T7">CLI-INT- 003<text:tab/>Permite a visualização de todas as páginas em modo Landscape</text:span></text:span></text:p>
      <text:p text:style-name="P10"><text:span text:style-name="Default_20_Paragraph_20_Font"><text:span text:style-name="T7">CLI-INT- 005<text:tab/>Permite a visualição de uma página de configurações</text:span></text:span></text:p>
      <text:p text:style-name="P10"><text:span text:style-name="Default_20_Paragraph_20_Font"><text:span text:style-name="T7">CLI-FUN- 005-01<text:tab/>Permite a escolha dos serviços favoritos</text:span></text:span></text:p>
      <text:p text:style-name="P10"><text:span text:style-name="Default_20_Paragraph_20_Font"><text:span text:style-name="T7">CLI-FUN- 005-02<text:tab/>Permite modificar as cores do interface</text:span></text:span></text:p>
      <text:p text:style-name="P10"><text:span text:style-name="Default_20_Paragraph_20_Font"><text:span text:style-name="T7">CLI-FUN- 005<text:tab/>Permite atribuir um rating a cada serviço</text:span></text:span></text:p>
      <text:p text:style-name="P10"><text:span text:style-name="Default_20_Paragraph_20_Font"><text:span text:style-name="T7">CLI-FUN- 007<text:tab/>A aplicação exibe permanência de dados num mesmo dispositivo</text:span></text:span></text:p>
      <text:p text:style-name="P10"><text:span text:style-name="Default_20_Paragraph_20_Font"><text:span text:style-name="T7">CLI-FUN- 007-01<text:tab/>Permite consultar um histórico dos pedidos anteriormente efectuados</text:span></text:span></text:p>
      <text:p text:style-name="P10"><text:span text:style-name="Default_20_Paragraph_20_Font"><text:span text:style-name="T7">CLI-FUN- 007-02<text:tab/>Retém as configurações efectuadas</text:span></text:span></text:p>
      <text:p text:style-name="P10"><text:span text:style-name="Default_20_Paragraph_20_Font"><text:span text:style-name="T7">CLI-FUN- 007<text:tab/>Permite que um utilizador se registe </text:span></text:span></text:p>
      <text:p text:style-name="P10"><text:span text:style-name="Default_20_Paragraph_20_Font"><text:span text:style-name="T7">CLI-FUN- 008<text:tab/>Permite a autenticação do utilizador</text:span></text:span></text:p>
      <text:p text:style-name="P10"><text:span text:style-name="Default_20_Paragraph_20_Font"><text:span text:style-name="T7">CLI-FUN- 009<text:tab/>Permite recuperação de password</text:span></text:span></text:p>
      <text:p text:style-name="P10"><text:span text:style-name="Default_20_Paragraph_20_Font"><text:span text:style-name="T7">CLI-FUN- 011<text:tab/>A aplicação exibe permanência de dados entre vários dispositivos, desde que o utilizador esteja autenticado em todos eles</text:span></text:span></text:p>
      <text:p text:style-name="P10"><text:span text:style-name="Default_20_Paragraph_20_Font"><text:span text:style-name="T7">CLI-FUN- 011-01<text:tab/>Permite consultar um histórico dos pedidos anteriormente efectuados</text:span></text:span></text:p>
      <text:p text:style-name="P10"><text:span text:style-name="Default_20_Paragraph_20_Font"><text:span text:style-name="T7">CLI-FUN- 011-02<text:tab/>Retém as configurações efectuadas</text:span></text:span></text:p>
      <text:p text:style-name="P10"><text:span text:style-name="Default_20_Paragraph_20_Font"><text:span text:style-name="T7">CLI-FUN- 011<text:tab/>Permite a visualização de notificações</text:span></text:span></text:p>
      <text:p text:style-name="P10"><text:span text:style-name="Default_20_Paragraph_20_Font"><text:span text:style-name="T7">CLI-FUN- 012<text:tab/>O cliente permite fazer queries textuais a todos os serviços</text:span></text:span></text:p>
      <text:p text:style-name="P10"><text:span text:style-name="Default_20_Paragraph_20_Font"><text:span text:style-name="T7">CLI-FUN- 013<text:tab/>O cliente permite fazer queries textuais aos serviços favoritos</text:span></text:span></text:p>
      <text:p text:style-name="P10"><text:span text:style-name="Default_20_Paragraph_20_Font"><text:span text:style-name="T7">CLI-FUN- 015<text:tab/>O cliente permite fazer queries textuais especificando os serviços dos quais deseja resultados</text:span></text:span></text:p>
      <text:p text:style-name="P10"><text:span text:style-name="Default_20_Paragraph_20_Font"><text:span text:style-name="T7">CLI-FUN- 015-01<text:tab/>Permite ordenação da lista de serviços por fornecedor</text:span></text:span></text:p>
      <text:p text:style-name="P10"><text:span text:style-name="Default_20_Paragraph_20_Font"><text:span text:style-name="T7">CLI-FUN- 015-02<text:tab/>Permite ordenação da lista de serviços por tipo de serviço</text:span></text:span></text:p>
      <text:p text:style-name="P10"><text:span text:style-name="Default_20_Paragraph_20_Font"><text:span text:style-name="T7">CLI-FUN- 015-03<text:tab/>Permite ordenação da lista de serviços por assunto</text:span></text:span></text:p>
      <text:p text:style-name="P10"><text:span text:style-name="Default_20_Paragraph_20_Font"><text:span text:style-name="T7">CLI-INT- 015<text:tab/>O cliente apresenta os resultados de forma uniforme e estruturada</text:span></text:span></text:p>
      <text:p text:style-name="P10"><text:span text:style-name="Default_20_Paragraph_20_Font"><text:span text:style-name="T7">CON-ARQ- 016<text:tab/>Guarda uma lista de serviços</text:span></text:span></text:p>
      <text:p text:style-name="P10"><text:span text:style-name="Default_20_Paragraph_20_Font"><text:span text:style-name="T7">CON-FUN- 018<text:tab/>Permite visualizar a lista de serviços</text:span></text:span></text:p>
      <text:p text:style-name="P10"><text:span text:style-name="Default_20_Paragraph_20_Font"><text:span text:style-name="T7">CON-FUN- 018-01<text:tab/>Permite a inserção de um serviço</text:span></text:span></text:p>
      <text:p text:style-name="P10"><text:span text:style-name="Default_20_Paragraph_20_Font"><text:span text:style-name="T7">CON-FUN- 018-02<text:tab/>Permite a remoção de um serviço</text:span></text:span></text:p>
      <text:p text:style-name="P10"><text:span text:style-name="Default_20_Paragraph_20_Font"><text:span text:style-name="T7">CON-FUN- 019<text:tab/>Permite visualizar a lista de utilizadores registados</text:span></text:span></text:p>
      <text:p text:style-name="P10"><text:span text:style-name="Default_20_Paragraph_20_Font"><text:span text:style-name="T7">CON-FUN- 019-01<text:tab/>Permite a inserção de um utilizador</text:span></text:span></text:p>
      <text:p text:style-name="P10"><text:span text:style-name="Default_20_Paragraph_20_Font"><text:span text:style-name="T7">CON-FUN- 019-02<text:tab/>Permite a remoção de um utilizador</text:span></text:span></text:p>
      <text:p text:style-name="P10"><text:span text:style-name="Default_20_Paragraph_20_Font"><text:span text:style-name="T7">CON-FUN- 020<text:tab/>Responde a queries dos clientes</text:span></text:span></text:p>
      <text:p text:style-name="P10"><text:span text:style-name="Default_20_Paragraph_20_Font"><text:span text:style-name="T7">CON-FUN- 020-01<text:tab/>Para cada query, consulta todos os serviços não privilegiados indicados</text:span></text:span></text:p>
      <text:p text:style-name="P10"><text:span text:style-name="Default_20_Paragraph_20_Font"><text:span text:style-name="T7">CON-FUN- 020-02<text:tab/>Os resultados são ordenados por ordem de relevância por cada serviço</text:span></text:span></text:p>
      <text:p text:style-name="P10"><text:span text:style-name="Default_20_Paragraph_20_Font"><text:span text:style-name="T7">CON-FUN- 020-03<text:tab/>No caso da query ser feita por um utilizador autenticado, este pode ter acesso a serviços priviligiados</text:span></text:span></text:p>
      <text:p text:style-name="P10"><text:span text:style-name="Default_20_Paragraph_20_Font"><text:span text:style-name="T7">CON-INF- 020<text:tab/>Os dados recebidos dos serviços são estruturados e tipificados</text:span></text:span></text:p>
      <text:p text:style-name="P10"><text:span text:style-name="Default_20_Paragraph_20_Font"><text:span text:style-name="T7">CON-INF- 022<text:tab/>Guarda a informação dos utilizadores registados</text:span></text:span></text:p>
      <text:p text:style-name="P10"><text:span text:style-name="Default_20_Paragraph_20_Font"><text:span text:style-name="T7">CON-INF- 022-01<text:tab/>Guarda os serviços favoritos do utilizador</text:span></text:span></text:p>
      <text:p text:style-name="P10"><text:soft-page-break/><text:span text:style-name="Default_20_Paragraph_20_Font"><text:span text:style-name="T7">CON-INF- 022-02<text:tab/>Guarda a rating que cada utilizador atribuiu a cada serviço</text:span></text:span></text:p>
      <text:p text:style-name="P10"><text:span text:style-name="Default_20_Paragraph_20_Font"><text:span text:style-name="T7">CON-INF- 022-03<text:tab/>Guarda o histórico dos queries de cada utilizador</text:span></text:span></text:p>
      <text:p text:style-name="P10"><text:span text:style-name="Default_20_Paragraph_20_Font"><text:span text:style-name="T7">CON-INF- 023<text:tab/>Existem entidades base (EB), que representam os tipos de dados tratados pelo concierge</text:span></text:span></text:p>
      <text:p text:style-name="P10"><text:span text:style-name="Default_20_Paragraph_20_Font"><text:span text:style-name="T7">CON-INF- 023-01<text:tab/>Existe a EB Pessoa</text:span></text:span></text:p>
      <text:p text:style-name="P10"><text:span text:style-name="Default_20_Paragraph_20_Font"><text:span text:style-name="T7">CON-INF- 023-02<text:tab/>Existe a EB Espaço</text:span></text:span></text:p>
      <text:p text:style-name="P10"><text:span text:style-name="Default_20_Paragraph_20_Font"><text:span text:style-name="T7">CON-INF- 023-03<text:tab/>Existe a EB Horário</text:span></text:span></text:p>
      <text:p text:style-name="P10"><text:span text:style-name="Default_20_Paragraph_20_Font"><text:span text:style-name="T7">CON-INF- 023-04<text:tab/>Existe a EB Unidade Organizativa</text:span></text:span></text:p>
      <text:p text:style-name="P10"><text:span text:style-name="Default_20_Paragraph_20_Font"><text:span text:style-name="T7">CON-INF- 023-05<text:tab/>Existe a EB Informação Processual</text:span></text:span></text:p>
      <text:p text:style-name="P10"><text:span text:style-name="Default_20_Paragraph_20_Font"><text:span text:style-name="T7">CON-INF- 023-06<text:tab/>Existe a EB Transporte</text:span></text:span></text:p>
      <text:p text:style-name="P10"><text:span text:style-name="Default_20_Paragraph_20_Font"><text:span text:style-name="T7">CON-SEG- 023<text:tab/>Está protegido contra SQL injection</text:span></text:span></text:p>
      <text:p text:style-name="P10"><text:span text:style-name="Default_20_Paragraph_20_Font"><text:span text:style-name="T7">CON-SEG- 024<text:tab/>Está protegido contra cross site scripting</text:span></text:span></text:p>
      <text:p text:style-name="P10"><text:span text:style-name="Default_20_Paragraph_20_Font"><text:span text:style-name="T7">CON-SEG- 025<text:tab/>Tem segurança de transporte para dados entre o cliente e o consierge</text:span></text:span></text:p>
      <text:p text:style-name="P10"><text:span text:style-name="Default_20_Paragraph_20_Font"><text:span text:style-name="T7">GEO-FUN- 026<text:tab/>Permite a geolocalização do utilizador</text:span></text:span></text:p>
      <text:p text:style-name="P10"><text:span text:style-name="Default_20_Paragraph_20_Font"><text:span text:style-name="T7">GEO-FUN- 027<text:tab/>Permite o planeamento de trajectos</text:span></text:span></text:p>
      <text:p text:style-name="P10"><text:span text:style-name="Default_20_Paragraph_20_Font"><text:span text:style-name="T7">GEO-INF- 028<text:tab/>Cada EB Espaço tem uma localização</text:span></text:span></text:p>
      <text:p text:style-name="P10"><text:span text:style-name="Default_20_Paragraph_20_Font"><text:span text:style-name="T7">GEO-INT- 029<text:tab/>Cada localização é representada por um marcador num mapa</text:span></text:span></text:p>
      <text:p text:style-name="P10"><text:span text:style-name="Default_20_Paragraph_20_Font"><text:span text:style-name="T7">GEO-TEC- 030<text:tab/>Utiliza a API do google maps</text:span></text:span></text:p>
      <text:p text:style-name="P10"><text:span text:style-name="Default_20_Paragraph_20_Font"><text:span text:style-name="T7">GEO-FUN- 032<text:tab/>Permite ao administrador manipular os dados do serviço</text:span></text:span></text:p>
      <text:p text:style-name="P10"><text:span text:style-name="Default_20_Paragraph_20_Font"><text:span text:style-name="T7">GEO-FUN- 032-01<text:tab/>Permite ao administrador adicionar um par entidade, localização</text:span></text:span></text:p>
      <text:p text:style-name="P10"><text:span text:style-name="Default_20_Paragraph_20_Font"><text:span text:style-name="T7">GEO-FUN- 032-02<text:tab/>Permite ao administrador remover um par entidade, localização</text:span></text:span></text:p>
      <text:p text:style-name="P10"><text:span text:style-name="Default_20_Paragraph_20_Font"><text:span text:style-name="T7">GEO-FUN- 032-03<text:tab/>Permite ao administrador editar um par entidade, localização</text:span></text:span></text:p>
      <text:p text:style-name="P10"><text:span text:style-name="Default_20_Paragraph_20_Font"><text:span text:style-name="T7">GEO-FUN- 032-04<text:tab/>Permite ao administrador listar um par entidade, localização</text:span></text:span></text:p>
      <text:p text:style-name="P10"><text:span text:style-name="Default_20_Paragraph_20_Font"><text:span text:style-name="T7">GEO-SEG- 032<text:tab/>Tem segurança de transporte para dados</text:span></text:span></text:p>
      <text:p text:style-name="P10"><text:span text:style-name="Default_20_Paragraph_20_Font"><text:span text:style-name="T7">PES-FUN- 033<text:tab/>Permite efectuar pesquisas sobre a SubEntidade Docente (SE da EB Pessoa)</text:span></text:span></text:p>
      <text:p text:style-name="P10"><text:span text:style-name="Default_20_Paragraph_20_Font"><text:span text:style-name="T7">PES-INF- 035<text:tab/>Cada Docente tem informação associada</text:span></text:span></text:p>
      <text:p text:style-name="P10"><text:span text:style-name="Default_20_Paragraph_20_Font"><text:span text:style-name="T7">PES-INF- 035-01<text:tab/>Cada Docente tem um nome</text:span></text:span></text:p>
      <text:p text:style-name="P10"><text:span text:style-name="Default_20_Paragraph_20_Font"><text:span text:style-name="T7">PES-INF- 035-02<text:tab/>Cada Docente tem um idade</text:span></text:span></text:p>
      <text:p text:style-name="P10"><text:span text:style-name="Default_20_Paragraph_20_Font"><text:span text:style-name="T7">PES-INF- 035-03<text:tab/>Cada Docente tem um email</text:span></text:span></text:p>
      <text:p text:style-name="P10"><text:span text:style-name="Default_20_Paragraph_20_Font"><text:span text:style-name="T7">PES-INF- 035-04<text:tab/>Cada Docente tem um horário (entidade da EB horário)</text:span></text:span></text:p>
      <text:p text:style-name="P10"><text:span text:style-name="Default_20_Paragraph_20_Font"><text:span text:style-name="T7">PES-INF- 035-05<text:tab/>Cada Docente tem um gabinete (entidade da EB espaço)</text:span></text:span></text:p>
      <text:p text:style-name="P10"><text:span text:style-name="Default_20_Paragraph_20_Font"><text:span text:style-name="T7">PES-FUN- 036<text:tab/>Permite ao administrador manipular os dados do serviço</text:span></text:span></text:p>
      <text:p text:style-name="P10"><text:span text:style-name="Default_20_Paragraph_20_Font"><text:span text:style-name="T7">PES-FUN- 036-01<text:tab/>Permite ao administrador adicionar novo Docente </text:span></text:span></text:p>
      <text:p text:style-name="P10"><text:span text:style-name="Default_20_Paragraph_20_Font"><text:span text:style-name="T7">PES-FUN- 036-02<text:tab/>Permite ao administrador remover um Docente</text:span></text:span></text:p>
      <text:p text:style-name="P10"><text:span text:style-name="Default_20_Paragraph_20_Font"><text:span text:style-name="T7">PES-FUN- 036-03<text:tab/>Permite ao administrador listar os Docentes</text:span></text:span></text:p>
      <text:p text:style-name="P10"><text:span text:style-name="Default_20_Paragraph_20_Font"><text:span text:style-name="T7">PES-FUN- 036-04<text:tab/>Permite ao administrador editar os Docentes</text:span></text:span></text:p>
      <text:p text:style-name="P10"><text:span text:style-name="Default_20_Paragraph_20_Font"><text:span text:style-name="T7">PES-SEG- 036<text:tab/>Tem segurança de transporte para dados</text:span></text:span></text:p>
      <text:p text:style-name="P10"><text:span text:style-name="Default_20_Paragraph_20_Font"><text:span text:style-name="T7">ORG-FUN- 037<text:tab/>Permite pesquisa sobre as entidades departamento (SE da EB Unidade Organizativa)</text:span></text:span></text:p>
      <text:p text:style-name="P10"><text:span text:style-name="Default_20_Paragraph_20_Font"><text:span text:style-name="T7">ORG-INF- 038<text:tab/>Cada Departamento pode ter vários cursos (SE de departamento)</text:span></text:span></text:p>
      <text:p text:style-name="P10"><text:span text:style-name="Default_20_Paragraph_20_Font"><text:span text:style-name="T7">ORG-INF- 039<text:tab/>Cada Curso pode ter vários cadeiras (SE de curso)</text:span></text:span></text:p>
      <text:p text:style-name="P10"><text:span text:style-name="Default_20_Paragraph_20_Font"><text:span text:style-name="T7">ORG-INF- 040<text:tab/>Cada Departamento pode ter várias Pessoas (EB Pessoa)</text:span></text:span></text:p>
      <text:p text:style-name="P10"><text:span text:style-name="Default_20_Paragraph_20_Font"><text:span text:style-name="T7">ORG-INF- 041<text:tab/>Cada Departamento pode ter Contactos (EB Contacto)</text:span></text:span></text:p>
      <text:p text:style-name="P10"><text:span text:style-name="Default_20_Paragraph_20_Font"><text:span text:style-name="T7">ORG-FUN- 042-05<text:tab/>Permite ao administrador manipular os dados do serviço</text:span></text:span></text:p>
      <text:p text:style-name="P10"><text:span text:style-name="Default_20_Paragraph_20_Font"><text:span text:style-name="T7">ORG-FUN- 042-06<text:tab/>Permite ao administrador adicionar novo Departamentos</text:span></text:span></text:p>
      <text:p text:style-name="P10"><text:span text:style-name="Default_20_Paragraph_20_Font"><text:span text:style-name="T7">ORG-FUN- 042-07<text:tab/>Permite ao administrador remover um Departamentos</text:span></text:span></text:p>
      <text:p text:style-name="P10"><text:span text:style-name="Default_20_Paragraph_20_Font"><text:span text:style-name="T7">ORG-FUN- 042-08<text:tab/>Permite ao administrador listar os Departamentos</text:span></text:span></text:p>
      <text:p text:style-name="P10"><text:span text:style-name="Default_20_Paragraph_20_Font"><text:span text:style-name="T7">ORG-FUN- 042-09<text:tab/>Permite ao administrador editar os Departamentos</text:span></text:span></text:p>
      <text:p text:style-name="P10"><text:span text:style-name="Default_20_Paragraph_20_Font"><text:span text:style-name="T7">ORG-SEG- 042<text:tab/>Tem segurança de transporte para dados</text:span></text:span></text:p>
      <text:p text:style-name="P10"><text:span text:style-name="Default_20_Paragraph_20_Font"><text:span text:style-name="T7">IP-FUN- 043<text:tab/>Permite pesquisa sobre informação processual disponível</text:span></text:span></text:p>
      <text:p text:style-name="P10"><text:span text:style-name="Default_20_Paragraph_20_Font"><text:span text:style-name="T7">IP-INF- 045<text:tab/>Cada informação processual tem informação associada</text:span></text:span></text:p>
      <text:p text:style-name="P10"><text:span text:style-name="Default_20_Paragraph_20_Font"><text:span text:style-name="T7">IP-INF- 045-01<text:tab/>Cada informação processual tem uma lista de requisitos</text:span></text:span></text:p>
      <text:p text:style-name="P10"><text:span text:style-name="Default_20_Paragraph_20_Font"><text:span text:style-name="T7">IP-INF- 045-02<text:tab/>Cada informação processual tem uma lista de documentos necessários</text:span></text:span></text:p>
      <text:p text:style-name="P10"><text:span text:style-name="Default_20_Paragraph_20_Font"><text:span text:style-name="T7">IP-INF- 045-03<text:tab/>Cada informação processual tem um link para uma página do processo</text:span></text:span></text:p>
      <text:p text:style-name="P10"><text:span text:style-name="Default_20_Paragraph_20_Font"><text:span text:style-name="T7">IP-INF- 045-04<text:tab/>Cada informação processual tem informação textual variada</text:span></text:span></text:p>
      <text:p text:style-name="P10"><text:span text:style-name="Default_20_Paragraph_20_Font"><text:span text:style-name="T7">IP-INF- 045-05<text:tab/>Cada informação processual tem prazos</text:span></text:span></text:p>
      <text:p text:style-name="P10"><text:span text:style-name="Default_20_Paragraph_20_Font"><text:span text:style-name="T7">IP-FUN- 046<text:tab/>Permite ao administrador manipular os dados do serviço</text:span></text:span></text:p>
      <text:p text:style-name="P10"><text:soft-page-break/><text:span text:style-name="Default_20_Paragraph_20_Font"><text:span text:style-name="T7">IP-FUN- 046-01<text:tab/>Permite ao administrador adicionar novo Departamentos</text:span></text:span></text:p>
      <text:p text:style-name="P10"><text:span text:style-name="Default_20_Paragraph_20_Font"><text:span text:style-name="T7">IP-FUN- 046-02<text:tab/>Permite ao administrador remover um Departamentos</text:span></text:span></text:p>
      <text:p text:style-name="P10"><text:span text:style-name="Default_20_Paragraph_20_Font"><text:span text:style-name="T7">IP-FUN- 046-03<text:tab/>Permite ao administrador listar os Departamentos</text:span></text:span></text:p>
      <text:p text:style-name="P10"><text:span text:style-name="Default_20_Paragraph_20_Font"><text:span text:style-name="T7">IP-FUN- 046-04<text:tab/>Permite ao administrador editar os Departamentos</text:span></text:span></text:p>
      <text:p text:style-name="P10"><text:span text:style-name="Default_20_Paragraph_20_Font"><text:span text:style-name="T7">IP-SEG- 046<text:tab/>Tem segurança de transporte para dados</text:span></text:span></text:p>
      <text:p text:style-name="P10"><text:span text:style-name="Default_20_Paragraph_20_Font"><text:span text:style-name="T7">BUS-FUN- 047<text:tab/>Permite pesquisa sobre os transportes disponíveis numa área</text:span></text:span></text:p>
      <text:p text:style-name="P10"><text:span text:style-name="Default_20_Paragraph_20_Font"><text:span text:style-name="T7">BUS-FUN- 048<text:tab/>Permite identificar itinerários entre duas localizações para um dado instante no tempo</text:span></text:span></text:p>
      <text:p text:style-name="P10"><text:span text:style-name="Default_20_Paragraph_20_Font"><text:span text:style-name="T7">BUS-INF- 049<text:tab/>O serviço tem uma lista de transportes</text:span></text:span></text:p>
      <text:p text:style-name="P10"><text:span text:style-name="Default_20_Paragraph_20_Font"><text:span text:style-name="T7">BUS-INF- 050<text:tab/>Cada transporte tem uma lista de carreiras</text:span></text:span></text:p>
      <text:p text:style-name="P10"><text:span text:style-name="Default_20_Paragraph_20_Font"><text:span text:style-name="T7">BUS-INF- 051<text:tab/>Cada espaço tem um horário associado</text:span></text:span></text:p>
      <text:p text:style-name="P10"><text:span text:style-name="Default_20_Paragraph_20_Font"><text:span text:style-name="T7">BUS-FUN- 053<text:tab/>Permite ao administrador manipular os dados do serviço</text:span></text:span></text:p>
      <text:p text:style-name="P10"><text:span text:style-name="Default_20_Paragraph_20_Font"><text:span text:style-name="T7">BUS-FUN- 053-01<text:tab/>Permite ao administrador adicionar novo Departamentos</text:span></text:span></text:p>
      <text:p text:style-name="P10"><text:span text:style-name="Default_20_Paragraph_20_Font"><text:span text:style-name="T7">BUS-FUN- 053-02<text:tab/>Permite ao administrador remover um Departamentos</text:span></text:span></text:p>
      <text:p text:style-name="P10"><text:span text:style-name="Default_20_Paragraph_20_Font"><text:span text:style-name="T7">BUS-FUN- 053-03<text:tab/>Permite ao administrador listar os Departamentos</text:span></text:span></text:p>
      <text:p text:style-name="P10"><text:span text:style-name="Default_20_Paragraph_20_Font"><text:span text:style-name="T7">BUS-FUN- 053-04<text:tab/>Permite ao administrador editar os Departamentos</text:span></text:span></text:p>
      <text:p text:style-name="P10"><text:span text:style-name="Default_20_Paragraph_20_Font"><text:span text:style-name="T7">BUS-SEG- 053<text:tab/>Tem segurança de transporte para dados</text:span></text:span></text:p>
      <text:p text:style-name="P10"><text:span text:style-name="Default_20_Paragraph_20_Font"><text:span text:style-name="T7">BIB-FUN- 054<text:tab/>Permite pesquisa de obras</text:span></text:span></text:p>
      <text:p text:style-name="P10"><text:span text:style-name="Default_20_Paragraph_20_Font"><text:span text:style-name="T7">BIB-FUN- 055<text:tab/>Permite reserva de espaços</text:span></text:span></text:p>
      <text:p text:style-name="P10"><text:span text:style-name="Default_20_Paragraph_20_Font"><text:span text:style-name="T7">BIB-INF- 057<text:tab/>A biblioteca tem uma lista de obras</text:span></text:span></text:p>
      <text:p text:style-name="P10"><text:span text:style-name="Default_20_Paragraph_20_Font"><text:span text:style-name="T7">BIB-INF- 057-01<text:tab/>Cada obra tem uma lista de autores (SE de Pessoa)</text:span></text:span></text:p>
      <text:p text:style-name="P10"><text:span text:style-name="Default_20_Paragraph_20_Font"><text:span text:style-name="T7">BIB-INF- 057-02<text:tab/>Cada obra pode ter ISBN</text:span></text:span></text:p>
      <text:p text:style-name="P10"><text:span text:style-name="Default_20_Paragraph_20_Font"><text:span text:style-name="T7">BIB-INF- 057-03<text:tab/>Cada obra tem um nome</text:span></text:span></text:p>
      <text:p text:style-name="P10"><text:span text:style-name="Default_20_Paragraph_20_Font"><text:span text:style-name="T7">BIB-SEG- 057<text:tab/>Tem segurança de transporte para dado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oncalopp </meta:initial-creator>
    <meta:creation-date>2011-03-11T17:27:56</meta:creation-date>
    <dc:date>2011-03-11T17:56:05</dc:date>
    <dc:creator>goncalopp </dc:creator>
    <meta:editing-duration>PT00H14M23S</meta:editing-duration>
    <meta:editing-cycles>1</meta:editing-cycles>
    <meta:generator>OpenOffice.org/3.2$Linux OpenOffice.org_project/320m19$Build-9505</meta:generator>
    <meta:document-statistic meta:table-count="0" meta:image-count="0" meta:object-count="0" meta:page-count="5" meta:paragraph-count="158" meta:word-count="1834" meta:character-count="12400"/>
  </office:meta>
</office:document-meta>
</file>